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701in" fo:margin-left="-0.0813in" fo:margin-top="0in" fo:margin-bottom="0in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underline-style="none"/>
    </style:style>
    <style:style style:name="T4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jet Géométrie Numérique</text:span></text:p>
      <text:p text:style-name="P2"/>
      <text:p text:style-name="P2"/>
      <text:p text:style-name="P1"><text:span text:style-name="T2">Description générale</text:span></text:p>
      <text:p text:style-name="P2"/>
      <text:list xml:id="list3533551304886001353" text:style-name="WWNum1">
        <text:list-item>
          <text:p text:style-name="P5">Auteurs:</text:p>
          <text:list>
            <text:list-item>
              <text:p text:style-name="P6">Romain PERRIN (<text:a xlink:type="simple" xlink:href="mailto:romain.perrin@etu.unistra.fr" text:style-name="Internet_20_link" text:visited-style-name="Visited_20_Internet_20_Link">romain.perrin@etu.unistra.fr</text:a>)</text:p>
            </text:list-item>
            <text:list-item>
              <text:p text:style-name="P6">Maxime SEYER (<text:a xlink:type="simple" xlink:href="mailto:maxime.seyer@etu.unistra.fr" text:style-name="Internet_20_link" text:visited-style-name="Visited_20_Internet_20_Link">maxime.seyer@etu.unistra.fr</text:a>)</text:p>
            </text:list-item>
          </text:list>
        </text:list-item>
        <text:list-item>
          <text:p text:style-name="P5">Langage de programmation: C++ (compilé sous QtCreator version 5.9.x)</text:p>
        </text:list-item>
        <text:list-item>
          <text:p text:style-name="P5">Bibliothèques:</text:p>
          <text:list>
            <text:list-item>
              <text:p text:style-name="P6">glm (fonctions mathématiques)</text:p>
            </text:list-item>
            <text:list-item>
              <text:p text:style-name="P6">Eigen (outils d’algèbre linéaire)</text:p>
            </text:list-item>
          </text:list>
        </text:list-item>
      </text:list>
      <text:p text:style-name="P1"/>
      <text:p text:style-name="P1"/>
      <text:p text:style-name="P1"/>
      <text:p text:style-name="P1"><text:span text:style-name="T2">Description des classes du projet</text:span></text:p>
      <text:p text:style-name="P2"/>
      <table:table table:name="Table1" table:style-name="Table1">
        <table:table-column table:style-name="Table1.A" table:number-columns-repeated="2"/>
        <text:soft-page-break/>
        <table:table-row table:style-name="Table1.1">
          <table:table-cell table:style-name="Table1.A1" office:value-type="string">
            <text:p text:style-name="P7"><text:span text:style-name="T4">Classe</text:span></text:p>
          </table:table-cell>
          <table:table-cell table:style-name="Table1.A1" office:value-type="string">
            <text:p text:style-name="P7"><text:span text:style-name="T4">Description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DisjointSets</text:span></text:p>
          </table:table-cell>
          <table:table-cell table:style-name="Table1.A1" office:value-type="string">
            <text:p text:style-name="P7"><text:span text:style-name="T4">Représente des ensembles disjoints pour la création de MST (Kruskal)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Edge</text:span></text:p>
          </table:table-cell>
          <table:table-cell table:style-name="Table1.A1" office:value-type="string">
            <text:p text:style-name="P7"><text:span text:style-name="T4">Représente une arête dans le modèle HalfEdge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Face</text:span></text:p>
          </table:table-cell>
          <table:table-cell table:style-name="Table1.A1" office:value-type="string">
            <text:p text:style-name="P7"><text:span text:style-name="T4">Représente une face dans le modèle HalfEdge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Graph</text:span></text:p>
          </table:table-cell>
          <table:table-cell table:style-name="Table1.A1" office:value-type="string">
            <text:p text:style-name="P7"><text:span text:style-name="T4">Représente un graphe non orienté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HalfEdge</text:span></text:p>
          </table:table-cell>
          <table:table-cell table:style-name="Table1.A1" office:value-type="string">
            <text:p text:style-name="P7"><text:span text:style-name="T4">Représente une structure demi-arête dans le modèle HalfEdge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Mesh</text:span></text:p>
          </table:table-cell>
          <table:table-cell table:style-name="Table1.A1" office:value-type="string">
            <text:p text:style-name="P7"><text:span text:style-name="T4">Représente un ensemble de sommets + ensemble de faces dans le modèle HalfEdge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MeshReconstructor</text:span></text:p>
          </table:table-cell>
          <table:table-cell table:style-name="Table1.A1" office:value-type="string">
            <text:p text:style-name="P7"><text:span text:style-name="T4">Représente la reconstruction de surface maillée à partir d'un nuage de points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Node</text:span></text:p>
          </table:table-cell>
          <table:table-cell table:style-name="Table1.A1" office:value-type="string">
            <text:p text:style-name="P7"><text:span text:style-name="T4">Représente un noeud du graphe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Octree</text:span></text:p>
          </table:table-cell>
          <table:table-cell table:style-name="Table1.A1" office:value-type="string">
            <text:p text:style-name="P7"><text:span text:style-name="T4">Représente l'octree ( structure de données de type arbre dans laquelle chaque nœud compte exactement huit fils)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Plane</text:span></text:p>
          </table:table-cell>
          <table:table-cell table:style-name="Table1.A1" office:value-type="string">
            <text:p text:style-name="P7"><text:span text:style-name="T4">Représente les plans tangents (représentés par leur trois vecteurs propres)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Vertex</text:span></text:p>
          </table:table-cell>
          <table:table-cell table:style-name="Table1.A1" office:value-type="string">
            <text:p text:style-name="P7"><text:span text:style-name="T4">Représente les sommets dans le modèle HalfEdge</text:span></text:p>
          </table:table-cell>
        </table:table-row>
      </table:table>
      <text:p text:style-name="P3"><text:soft-page-break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34" meta:word-count="155" meta:character-count="1077" meta:non-whitespace-character-count="963"/>
    <meta:generator>LibreOfficeDev/5.1.0.3$Linux_X86_64 LibreOffice_project/</meta:generator>
  </office:meta>
</office:document-meta>
</file>